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style>
    <style:style style:name="T1" style:family="text">
      <style:text-properties fo:font-weight="bold"/>
    </style:style>
    <style:style style:name="T2" style:family="text">
      <style:text-properties officeooo:rsid="0012a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get a taste of this, let's consider the following real world example: </text:p>
      <text:p text:style-name="Preformatted_20_Text">class Animal</text:p>
      <text:p text:style-name="Preformatted_20_Text">{</text:p>
      <text:p text:style-name="Preformatted_20_Text"><text:s text:c="8"/>//describes the behavior of the animal</text:p>
      <text:p text:style-name="Preformatted_20_Text">}</text:p>
      <text:p text:style-name="Preformatted_20_Text"/>
      <text:p text:style-name="Preformatted_20_Text">class Drawing</text:p>
      <text:p text:style-name="Preformatted_20_Text">{</text:p>
      <text:p text:style-name="Preformatted_20_Text"><text:s text:c="8"/>//contains the drawing properties of the entity like colors, size etc</text:p>
      <text:p text:style-name="P2">}</text:p>
      <text:p text:style-name="Text_20_body">Suppose we need to create a displayable snake object. We can inherit class Animal in class Drawing or class Drawing in class Animal and then use the derived one as a base class for snake, but neither of the solutions is appropriate because they both create a dependency between two independent concepts. So, instead, we should use multiple inheritance and derive both Drawing and Animal in the snake class:</text:p>
      <text:p text:style-name="P2">class Snake : public Animal, public Drawing</text:p>
      <text:p text:style-name="Text_20_body">As you may noticed, another solution in the above design could be to use composition instead of inheritance and have animal and drawing as members of class snake : </text:p>
      <text:p text:style-name="Preformatted_20_Text">class Snake</text:p>
      <text:p text:style-name="Preformatted_20_Text">{</text:p>
      <text:p text:style-name="Preformatted_20_Text"><text:s text:c="8"/>public:</text:p>
      <text:p text:style-name="Preformatted_20_Text"><text:s text:c="8"/>...</text:p>
      <text:p text:style-name="Preformatted_20_Text"><text:s text:c="8"/>private:</text:p>
      <text:p text:style-name="Preformatted_20_Text"><text:s text:c="8"/>Animal *m_animal;</text:p>
      <text:p text:style-name="Preformatted_20_Text"><text:s text:c="8"/>Drawing *m_drawing;</text:p>
      <text:p text:style-name="P2">}</text:p>
      <text:p text:style-name="Text_20_body">But now the relation between animal and snake is that snake contains an animal instead of snake is an animal, which is conceptually wrong, and the lack of categorization makes the design unrealistic. This will make the code harder to understand and also harder to reuse because we lose the advantage of dynamic binding and polymorphism. The benefit of dynamic binding and polymorphism is that they help making the code easier to extend (make it possible to create operations that work on a class of objects that share the same interface). Suppose we want later to create another animal, a lion for example. The old code that operates on objects of type Animal will work without change, and in the new oneLion class, if it overrides one of the animal methods, dynamic binding ensures that its new methods are going to be executed properly instead of the Animal versions of those methods depending on the object type they are called from. <text:line-break/><text:line-break/>Using inheritance instead of composition, we can completely hide some members of the parent class, or allow access only for subclasses (classes derived from it) by specifying them as protected.<text:line-break/><text:line-break/>As with simple (single) inheritance the derived class has access to all the non-private members of the base classes. When the Snake's class constructor is executed it first initializes the base classes by calling their appropriate constructors in the order they are defined in appear in the list defining the list <text:soft-page-break/>of inherited classes when they are declared (first Animal and then Drawing).<text:line-break/><text:line-break/>Note that our example has only two base classes, but C++ doesn't impose any constraint on the number of classes that can be inherited.<text:line-break/><text:line-break/>Some design patterns benefit from the use of multiple inheritance. One of them is the Adapter pattern: it uses multiple inheritance to adapt one interface to another. This pattern is usually used to provide implementation for an abstract class (when you want to use an existing class and its interface is not appropriate, so you need to .glue. another interface with that class). Another design pattern that can be created with multiple inheritance is the Observer pattern. In this design pattern a class, called subject, maintains a list of observers that are notified by some change (user input) by calling one of their functions.</text:p>
      <text:h text:style-name="Heading_20_2" text:outline-level="2">Pitfalls </text:h>
      <text:p text:style-name="Text_20_body">The most difficult to avoid complication that arises when using multiple inheritance is that sometimes the programmers interested in using this technique to extend the existing code are forced to learn some of the implementation's details. The second trivial problem that might appear when using this technique is the creation of ambiguities:</text:p>
      <text:p text:style-name="Preformatted_20_Text">class A { virtual void f(); };</text:p>
      <text:p text:style-name="Preformatted_20_Text">class B { virtual void f(); };</text:p>
      <text:p text:style-name="P2">class C : public A ,public B { void f(); };</text:p>
      <text:p text:style-name="Text_20_body">This issue can be solved by using explicit qualification. We explicitly say to the compiler where to get the function that we need to call:</text:p>
      <text:p text:style-name="Preformatted_20_Text">C* pc = new C;</text:p>
      <text:p text:style-name="Preformatted_20_Text">pc-&gt;f();</text:p>
      <text:p text:style-name="Preformatted_20_Text">pc-&gt;A::f(); //this calls f() from class A</text:p>
      <text:p text:style-name="P2">pc-&gt;B::f(); //this calls f() from class B</text:p>
      <text:p text:style-name="Text_20_body">Each base class can be uniquely identified by using the scope resolution operator :: .<text:line-break/><text:line-break/>If the C class didn't have the method f() the problem couldn't have been solved with explicit qualification. Instead we would have used implicit conversion :</text:p>
      <text:p text:style-name="Preformatted_20_Text">A* pa = pc;</text:p>
      <text:p text:style-name="P2">pc-&gt;f();</text:p>
      <text:p text:style-name="Text_20_body">or we would have to make a cast in order to call the method from the parent class A.<text:line-break/><text:line-break/>A more complicated situation that arises when using multiple inheritance is the diamond problem, which occurs when two classes are derived from a base class and another class is obtained by joining the derived classes together. If the derived classes override the same method from the base class when calling the method from the merged class and the joining class does also override that method, an <text:soft-page-break/>ambiguity will rise. A second problem that can occur with the diamond pattern is that if the two classes derived from the same base class, and that base class has one or more members, then those members will be duplicated in the joining class.<text:line-break/><text:line-break/>Inheriting from one base class and a number of interface classes (classes that contain no members of method definitions) is called multiple interface inheritance. (It is also sometimes referred to as mixin . the interfaces are mixed in one class that implements them.) This type of programming is usually used in Java where full-fledged multiple inheritance is not allowed. It is an alternative to multiple inheritance and solves the problem of knowing which parent will be called because we need to implement those inherited methods (since the interface provides only method signatures). This can be a big limitation when the base classes we want to inherit already exist and they are not abstract, which usually may happens in programming because it can't always be known what things interfaces are going to be needed when making the design. In that situation, it is often appropriate to refactor the code to split the non-abstract base class into an interface class and an implementation class. But doing that is not always possible, if the code you are working with it is not all your own. </text:p>
      <text:p text:style-name="Text_20_body"/>
      <text:h text:style-name="Heading_20_2" text:outline-level="2">The diamond problem</text:h>
      <text:p text:style-name="Text_20_body">One of the problems that arises due to multiple inheritance is the <text:span text:style-name="T1">diamond problem</text:span>. A classical illustration of this is given by Bjarne Stroustrup (the creator of C++) in the following example: </text:p>
      <text:p text:style-name="Preformatted_20_Text">class storable //this is the our base class inherited by transmitter and receiver classes</text:p>
      <text:p text:style-name="Preformatted_20_Text">{</text:p>
      <text:p text:style-name="Preformatted_20_Text"><text:s text:c="8"/>public:</text:p>
      <text:p text:style-name="Preformatted_20_Text"><text:s text:c="8"/>storable(const char*);</text:p>
      <text:p text:style-name="Preformatted_20_Text"><text:s text:c="8"/>virtual void read();</text:p>
      <text:p text:style-name="Preformatted_20_Text"><text:s text:c="8"/>virtual void write(); </text:p>
      <text:p text:style-name="Preformatted_20_Text"><text:s text:c="8"/>virtual ~storable();</text:p>
      <text:p text:style-name="Preformatted_20_Text"><text:s text:c="8"/>private:</text:p>
      <text:p text:style-name="Preformatted_20_Text"><text:s text:c="8"/>....</text:p>
      <text:p text:style-name="Preformatted_20_Text">}</text:p>
      <text:p text:style-name="Preformatted_20_Text"/>
      <text:p text:style-name="Preformatted_20_Text">class transmitter: public storable </text:p>
      <text:p text:style-name="Preformatted_20_Text">{</text:p>
      <text:p text:style-name="Preformatted_20_Text"><text:s text:c="8"/>public:</text:p>
      <text:p text:style-name="Preformatted_20_Text"><text:s text:c="8"/>void write();</text:p>
      <text:p text:style-name="Preformatted_20_Text"><text:s text:c="8"/>...</text:p>
      <text:p text:style-name="Preformatted_20_Text">} </text:p>
      <text:p text:style-name="Preformatted_20_Text"/>
      <text:p text:style-name="Preformatted_20_Text">class receiver: public storable</text:p>
      <text:p text:style-name="Preformatted_20_Text">{</text:p>
      <text:p text:style-name="Preformatted_20_Text"><text:s text:c="8"/>public:</text:p>
      <text:p text:style-name="Preformatted_20_Text"><text:s text:c="8"/>void read();</text:p>
      <text:p text:style-name="Preformatted_20_Text"><text:s text:c="8"/>...</text:p>
      <text:p text:style-name="Preformatted_20_Text">}</text:p>
      <text:p text:style-name="Preformatted_20_Text"/>
      <text:p text:style-name="Preformatted_20_Text">class radio: public transmitter, public receiver</text:p>
      <text:p text:style-name="Preformatted_20_Text">{</text:p>
      <text:p text:style-name="Preformatted_20_Text"><text:soft-page-break/><text:s text:c="8"/>public:</text:p>
      <text:p text:style-name="Preformatted_20_Text"><text:s text:c="8"/>void read();</text:p>
      <text:p text:style-name="Preformatted_20_Text"><text:s text:c="8"/>....</text:p>
      <text:p text:style-name="P2">}</text:p>
      <text:p text:style-name="Text_20_body">Since both <text:span text:style-name="T1">transmitter</text:span> and <text:span text:style-name="T1">receiver</text:span> classes are using the method <text:span text:style-name="T1">write()</text:span> from the base class, when calling the method <text:span text:style-name="T1">write()</text:span> from a <text:span text:style-name="T1">radio</text:span> object the call is ambiguous; the compiler can't know which implementation of <text:span text:style-name="T1">write()</text:span> to use, the one from the <text:span text:style-name="T1">transmitter</text:span> class or the one from the <text:span text:style-name="T1">receiver</text:span> class.<text:line-break/><text:line-break/>To understand how this is works, let's take a look at how the objects are represented in memory. Inheritance simply puts the implementation of two objects one after another, but in this case <text:span text:style-name="T1">radio</text:span> is both a <text:span text:style-name="T1">transmitter</text:span> and a <text:span text:style-name="T1">receiver</text:span>, so the <text:span text:style-name="T1">storable</text:span> class gets duplicated inside the radio object. The g++ compiler will complain when compiling the code: error: 'request for member "write" is ambiguous', because it can't figure out whether to call the method write() from <text:span text:style-name="T1">storable::receiver::radio</text:span> or from <text:span text:style-name="T1">storable::transmitter::radio</text:span>.<text:line-break/><text:line-break/>Fortunately, C++ allows us to solve this problem by using virtual inheritance. In order to prevent the compiler from giving an error we use the keyword <text:span text:style-name="T1">virtual</text:span> when we inherit from the base class storable in both derived classes: </text:p>
      <text:p text:style-name="Preformatted_20_Text">class transmitter: public virtual storable </text:p>
      <text:p text:style-name="Preformatted_20_Text">{</text:p>
      <text:p text:style-name="Preformatted_20_Text"><text:s text:c="8"/>public:</text:p>
      <text:p text:style-name="Preformatted_20_Text"><text:s text:c="8"/>void read();</text:p>
      <text:p text:style-name="Preformatted_20_Text"><text:s text:c="8"/>...</text:p>
      <text:p text:style-name="Preformatted_20_Text">} </text:p>
      <text:p text:style-name="Preformatted_20_Text"/>
      <text:p text:style-name="Preformatted_20_Text">class receiver: public virtual storable</text:p>
      <text:p text:style-name="Preformatted_20_Text">{</text:p>
      <text:p text:style-name="Preformatted_20_Text"><text:s text:c="8"/>public:</text:p>
      <text:p text:style-name="Preformatted_20_Text"><text:s text:c="8"/>void read();</text:p>
      <text:p text:style-name="Preformatted_20_Text"><text:s text:c="8"/>...</text:p>
      <text:p text:style-name="P2">} </text:p>
      <text:p text:style-name="Text_20_body">When we use virtual inheritance, we are guaranteed to get only a single instance of the common base class. In other words, the <text:span text:style-name="T1">radio</text:span> class will have only a single instance of the <text:span text:style-name="T1">storable</text:span> class, shared by both the <text:span text:style-name="T1">transmitter</text:span> and <text:span text:style-name="T1">receiver</text:span> classes. By having a single instance of <text:span text:style-name="T1">storable</text:span>, we've resolved the compiler's immediate issue, the ambiguity, and the code will compile fine. </text:p>
      <text:h text:style-name="Heading_20_3" text:outline-level="3">Memory Layout in Virtual Inheritance</text:h>
      <text:p text:style-name="Text_20_body">In order to keep track of the single instance of the <text:span text:style-name="T1">storable</text:span> object, the compiler will provide a <text:span text:style-name="T1">virtual function table</text:span> (<text:span text:style-name="T1">vtable</text:span>) for classes <text:span text:style-name="T1">transmitter</text:span> and <text:span text:style-name="T1">receiver</text:span>. When a <text:span text:style-name="T1">radio</text:span> object is constructed, it creates one <text:span text:style-name="T1">storable</text:span> instance, a <text:span text:style-name="T1">transmitter</text:span> instance and a <text:span text:style-name="T1">receiver</text:span> instance. The <text:span text:style-name="T1">transmitter</text:span> and <text:span text:style-name="T1">receiver</text:span> classes have a <text:span text:style-name="T1">virtual pointer</text:span> in their vtables that stores the offset to the <text:span text:style-name="T1">storable</text:span> class. When the <text:span text:style-name="T1">transmitter</text:span> class or the <text:span text:style-name="T1">receiver</text:span> class goes to access any fields of the <text:span text:style-name="T1">storable</text:span>, it uses the virtual pointer in its vtable to find the <text:span text:style-name="T1">storable</text:span> object and find the field in it. This <text:span text:style-name="T2">tutorial </text:span>offers a comprehensive explanation of the memory layout of virtual inheritance in <text:span text:style-name="T2">GCC</text:span></text:p>
      <text:h text:style-name="Heading_20_2" text:outline-level="2"><text:soft-page-break/>Constructors and Virtual Inheritance</text:h>
      <text:p text:style-name="Text_20_body">Because there is only a single instance of a virtual base class that is shared by multiple classes that inherit from it, the constructor for a virtual base class is not called by the class that inherits from it (which is how constructors are called, when each class has its own copy of its parent class) since that would mean the constructor would run multiple times. Instead, the constructor is called by the constructor of the concrete class. In the example above, the class <text:span text:style-name="T1">radio</text:span> directly calls the constructor for <text:span text:style-name="T1">storable</text:span>. If you need to pass any arguments to the <text:span text:style-name="T1">storable</text:span> constructor, you would do so using <text:span text:style-name="T2">an initializer list,</text:span> as usual: </text:p>
      <text:p text:style-name="Preformatted_20_Text">radio::radio ()</text:p>
      <text:p text:style-name="Preformatted_20_Text"><text:s text:c="4"/>: storable( 10 ) // some value that storable needs </text:p>
      <text:p text:style-name="Preformatted_20_Text"><text:s text:c="4"/>, transmitter()</text:p>
      <text:p text:style-name="Preformatted_20_Text"><text:s text:c="4"/>, receiver()</text:p>
      <text:p text:style-name="P2">{}</text:p>
      <text:p text:style-name="Text_20_body">One thing to be aware of is that if either <text:span text:style-name="T1">transmitter</text:span> or <text:span text:style-name="T1">receiver</text:span> attempted to invoke the <text:span text:style-name="T1">storable</text:span> constructor in their initialization lists, that call will be completely skipped when constructing a <text:span text:style-name="T1">radio</text:span> object! Be careful, as this could cause a subtle bug! <text:line-break/><text:line-break/>By the way, the constructors for virtual base classes are always called before the constructors for non-virtual base classes. This ensures that a class inheriting from a virtual base class can be sure the virtual base class is safe to use inside the inheriting class's constructor. <text:line-break/><text:line-break/>The destructor order in a class hierarchy with a virtual base class follows the same rules as the rest of C++: the destructors run in the opposite order of the constructors. In other words, the virtual base class will be the last object destroyed, because it is the first object that is fully constructed. </text:p>
      <text:h text:style-name="Heading_20_2" text:outline-level="2">Delegating to a sister class</text:h>
      <text:p text:style-name="Text_20_body">A powerful technique that arises from using virtual inheritance is to delegate a method from a class in another class by using a common abstract base class. This is also called cross delegation. Let's assume we have a similar scenario like in the diamond example, with small changes. Suppose the <text:span text:style-name="T1">write()</text:span> method in <text:span text:style-name="T1">transmitter</text:span> class needs to access the <text:span text:style-name="T1">read()</text:span> method from <text:span text:style-name="T1">receiver</text:span> for the radio to work (this is kind of a weird behavior, but let's take it for the sake of illustration) : </text:p>
      <text:p text:style-name="Preformatted_20_Text">class storable </text:p>
      <text:p text:style-name="Preformatted_20_Text">{</text:p>
      <text:p text:style-name="Preformatted_20_Text"><text:s text:c="8"/>public:</text:p>
      <text:p text:style-name="Preformatted_20_Text"><text:s text:c="8"/>storable(const char*);</text:p>
      <text:p text:style-name="Preformatted_20_Text"><text:s text:c="8"/>virtual void read()=0; //this becomes pure virtual making storable an abstract</text:p>
      <text:p text:style-name="Preformatted_20_Text"><text:s text:c="8"/>virtual void write(); //class</text:p>
      <text:p text:style-name="Preformatted_20_Text"><text:s text:c="8"/>virtual ~storable();</text:p>
      <text:p text:style-name="Preformatted_20_Text"><text:s text:c="8"/>private:</text:p>
      <text:p text:style-name="Preformatted_20_Text"><text:s text:c="8"/>....</text:p>
      <text:p text:style-name="Preformatted_20_Text">}</text:p>
      <text:p text:style-name="Preformatted_20_Text"/>
      <text:p text:style-name="Preformatted_20_Text"><text:soft-page-break/>class transmitter: public virtual storable </text:p>
      <text:p text:style-name="Preformatted_20_Text">{</text:p>
      <text:p text:style-name="Preformatted_20_Text"><text:s text:c="8"/>public:</text:p>
      <text:p text:style-name="Preformatted_20_Text"><text:s text:c="8"/>void write()</text:p>
      <text:p text:style-name="Preformatted_20_Text"><text:s text:c="8"/>{</text:p>
      <text:p text:style-name="Preformatted_20_Text"><text:s text:c="16"/>read();</text:p>
      <text:p text:style-name="Preformatted_20_Text"><text:s text:c="16"/>....</text:p>
      <text:p text:style-name="Preformatted_20_Text"><text:s text:c="8"/>}</text:p>
      <text:p text:style-name="Preformatted_20_Text">} </text:p>
      <text:p text:style-name="Preformatted_20_Text"/>
      <text:p text:style-name="Preformatted_20_Text">class receiver: public virtual storable</text:p>
      <text:p text:style-name="Preformatted_20_Text">{</text:p>
      <text:p text:style-name="Preformatted_20_Text"><text:s text:c="8"/>public:</text:p>
      <text:p text:style-name="Preformatted_20_Text"><text:s text:c="8"/>void read();</text:p>
      <text:p text:style-name="Preformatted_20_Text">}</text:p>
      <text:p text:style-name="Preformatted_20_Text"/>
      <text:p text:style-name="Preformatted_20_Text">class radio: public transmitter, public receiver</text:p>
      <text:p text:style-name="Preformatted_20_Text">{</text:p>
      <text:p text:style-name="Preformatted_20_Text"><text:s text:c="8"/>public:</text:p>
      <text:p text:style-name="Preformatted_20_Text"><text:s text:c="8"/>...</text:p>
      <text:p text:style-name="Preformatted_20_Text">}</text:p>
      <text:p text:style-name="Preformatted_20_Text"/>
      <text:p text:style-name="Preformatted_20_Text">int main()</text:p>
      <text:p text:style-name="Preformatted_20_Text">{</text:p>
      <text:p text:style-name="Preformatted_20_Text"><text:s text:c="8"/>radio *rad = new radio();</text:p>
      <text:p text:style-name="Preformatted_20_Text"><text:s text:c="8"/>receiver *r1 = rad;</text:p>
      <text:p text:style-name="Preformatted_20_Text"><text:s text:c="8"/>transmitter *r2 =rad;</text:p>
      <text:p text:style-name="Preformatted_20_Text"/>
      <text:p text:style-name="Preformatted_20_Text"><text:s text:c="8"/>rad-&gt;write();</text:p>
      <text:p text:style-name="Preformatted_20_Text"><text:s text:c="8"/>r1-&gt;write();</text:p>
      <text:p text:style-name="Preformatted_20_Text"><text:s text:c="8"/>r2-&gt;write();</text:p>
      <text:p text:style-name="Preformatted_20_Text"><text:s text:c="8"/>return 1;</text:p>
      <text:p text:style-name="P2">}</text:p>
      <text:p text:style-name="Text_20_body">Because of virtual inheritance, when the <text:span text:style-name="T1">write()</text:span> function from the <text:span text:style-name="T1">transmitter</text:span> class is called, the method <text:span text:style-name="T1">read()</text:span> from the <text:span text:style-name="T1">receiver</text:span> class gets called (as you may have noticed, the <text:span text:style-name="T1">transmitter</text:span> class doesn't have a <text:span text:style-name="T1">read()</text:span> function). In the above hierarchy we can instantiate only the radio class because <text:span text:style-name="T1">transmitter</text:span> and receiver are abstract due to virtual inheritance. </text:p>
      <text:p text:style-name="Text_20_body"/>
      <text:h text:style-name="Heading_20_2" text:outline-level="2">Other considerations when using multiple inheritance in C++</text:h>
      <text:p text:style-name="Text_20_body">When you use a class that is based on virtual inheritance like radio, you should avoid using C style casts and use the C++ specific dynamic_cast instead. It will perform a runtime check for validity before casting, so you can be sure that the type of the object you want to cast is related (by inheritance) with the object type you want to cast into. If they are not related, the result will be a NULL pointer or a bad_cast exception in case of referen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22:46:59.458631476</meta:creation-date>
    <dc:date>2015-03-19T15:18:03.193581553</dc:date>
    <meta:editing-duration>P0D</meta:editing-duration>
    <meta:editing-cycles>3</meta:editing-cycles>
    <meta:generator>LibreOffice/4.2.7.2$Linux_X86_64 LibreOffice_project/420m0$Build-2</meta:generator>
    <meta:document-statistic meta:table-count="0" meta:image-count="0" meta:object-count="0" meta:page-count="6" meta:paragraph-count="133" meta:word-count="2088" meta:character-count="12867" meta:non-whitespace-character-count="10424"/>
  </office:meta>
</office:document-meta>
</file>